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103cm"/>
    </style:style>
    <style:style style:name="co3" style:family="table-column">
      <style:table-column-properties fo:break-before="auto" style:column-width="8.8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Etats →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3 – Presence(katana, Nord) → Ramasser(Nord) -&gt;1</text:p>
          </table:table-cell>
          <table:table-cell office:value-type="string" calcext:value-type="string">
            <text:p>3-Presence(Ennemi, Nord) → Attaquer Nord -&gt;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 – Presence(katana, Est) → Ramasser(Est) -&gt;1</text:p>
          </table:table-cell>
          <table:table-cell office:value-type="string" calcext:value-type="string">
            <text:p>3-Presence(Ennemi, Est) → Attaquer Est -&gt;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 – Presence(katana, Sud) → Ramasser(Sud) -&gt;1</text:p>
          </table:table-cell>
          <table:table-cell office:value-type="string" calcext:value-type="string">
            <text:p>3-Presence(Ennemi, Sud) → Attaquer Sud -&gt;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 – Presence(katana, Ouest) → Ramasser(Ouest) -&gt;1</text:p>
          </table:table-cell>
          <table:table-cell office:value-type="string" calcext:value-type="string">
            <text:p>3-Presence(Ennemi, Ouest) → Attaquer Ouest -&gt;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 – Presence(batte, Nord) → Ramasser(Nord) -&gt;1</text:p>
          </table:table-cell>
          <table:table-cell office:value-type="string" calcext:value-type="string">
            <text:p>2-Scan_Loin(Ennemi) = Nord → Deplacer(Nord) -&gt;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 – Presence(batte, Est) → Ramasser(Est) -&gt;1</text:p>
          </table:table-cell>
          <table:table-cell office:value-type="string" calcext:value-type="string">
            <text:p>2-Scan_Loin(Ennemi) = Est → Deplacer(Est) -&gt;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 – Presence(batte, Sud) → Ramasser(Sud) -&gt;1</text:p>
          </table:table-cell>
          <table:table-cell office:value-type="string" calcext:value-type="string">
            <text:p>2-Scan_Loin(Ennemi) = Sud → Deplacer(Sud) -&gt;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 – Presence(batte, Ouest) → Ramasser(Ouest) -&gt;1</text:p>
          </table:table-cell>
          <table:table-cell office:value-type="string" calcext:value-type="string">
            <text:p>2-Scan_Loin(Ennemi) = Ouest → Deplacer(Ouest) -&gt;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1 – Scan_Loin (katana) = Nord → Deplacer(Nord) -&gt;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1 – Scan_Loin (katana) = Est → Deplacer(Est) -&gt;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1 – Scan_Loin (katana) = Sud → Deplacer(Sud) -&gt;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1 – Scan_Loin (katana) = Ouest → Deplacer(Ouest) -&gt;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 – Scan_Loin (Batte) = Nord → Deplacer(Nord) -&gt;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 – Scan_Loin (Batte) = Est → Deplacer(Est) -&gt;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 – Scan_Loin (Batte) = Sud → Deplacer(Sud) -&gt;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 – Scan_Loin (Batte) = Ouest → Deplacer(Ouest) →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ORRESPONDANCE DECO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6:07:20.878023555</meta:creation-date>
    <dc:date>2016-06-07T17:45:07.232410907</dc:date>
    <meta:editing-duration>PT50M42S</meta:editing-duration>
    <meta:editing-cycles>1</meta:editing-cycles>
    <meta:document-statistic meta:table-count="1" meta:cell-count="84" meta:object-count="0"/>
    <meta:generator>LibreOffice/4.2.8.2$Linux_X86_64 LibreOffice_project/420m0$Build-2</meta:generator>
  </office:meta>
</office:document-meta>
</file>